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98f1"/>
    </style:style>
    <style:style style:name="P2" style:family="paragraph" style:parent-style-name="Text_20_body">
      <style:text-properties officeooo:rsid="001098f1"/>
    </style:style>
    <style:style style:name="P3" style:family="paragraph" style:parent-style-name="Text_20_body">
      <style:text-properties officeooo:paragraph-rsid="001098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ijan nettisivut</text:p>
      <text:p text:style-name="P1"/>
      <text:p text:style-name="P2">- yhden sivun kokonaisuus</text:p>
      <text:p text:style-name="Text_20_body">- ehkä se Terms-sivu erikseen</text:p>
      <text:p text:style-name="Text_20_body">- ekoihin sinisiin palloihin haluaisin jotkut kuvakkeet, mitkä edustaisi osioita jotenkin (eli tyyliin Translation = kynä, Proofreading = kirja tms.)</text:p>
      <text:p text:style-name="Text_20_body">- Read more -kohdat ois siis avautuvia bokseja</text:p>
      <text:p text:style-name="Text_20_body">- otsikkopalkki ois kiva olla siis ilman sitä liikkuvaa osaa ensin, ja sit kun selaa alaspäin, se ilmestyy. En luonnollisesti tiedä yhtään, onko tällainen vaikeaa :D</text:p>
      <text:p text:style-name="Text_20_body">- en halua mitään somejakamisjuttua tai logoja (toistaiseksi), loppuun tilaa LinkedIn- ja Proz-logoille</text:p>
      <text:p text:style-name="Text_20_body">- nimikirjaimet kuvastaa tulevaa logoa</text:p>
      <text:p text:style-name="Text_20_body"/>
      <text:p text:style-name="Text_20_body">Ja lopuksi kaikki värisekoilu, kerro jos on sun mielestä paska/ei muuten voi käyttää noita. Löysin Googlen luettelosta kivan fontin, voiko sitä kokeilla?</text:p>
      <text:p text:style-name="Text_20_body"/>
      <text:p text:style-name="Text_20_body"><text:a xlink:type="simple" xlink:href="https://fonts.google.com/specimen/Maven+Pro?preview.text= &amp;preview.text_type=custom" office:target-frame-name="_blank" xlink:show="new" text:style-name="Internet_20_link" text:visited-style-name="Visited_20_Internet_20_Link">https://fonts.google.com/specimen/Maven+Pro?preview.text=%C2%A0&amp;preview.text_type=custom</text:a></text:p>
      <text:p text:style-name="Text_20_body"/>
      <text:p text:style-name="Text_20_body">Ruskea:</text:p>
      <text:p text:style-name="Text_20_body"><text:a xlink:type="simple" xlink:href="https://www.color-hex.com/color/8b4513" office:target-frame-name="_blank" xlink:show="new" text:style-name="Internet_20_link" text:visited-style-name="Visited_20_Internet_20_Link">https://www.color-hex.com/color/8b4513</text:a></text:p>
      <text:p text:style-name="Text_20_body">- yläpalkki</text:p>
      <text:p text:style-name="Text_20_body"/>
      <text:p text:style-name="Text_20_body">Keltainen:</text:p>
      <text:p text:style-name="Text_20_body"><text:a xlink:type="simple" xlink:href="https://www.color-hex.com/color/daa520" office:target-frame-name="_blank" xlink:show="new" text:style-name="Internet_20_link" text:visited-style-name="Visited_20_Internet_20_Link">https://www.color-hex.com/color/daa520</text:a></text:p>
      <text:p text:style-name="Text_20_body">- call to actionit</text:p>
      <text:p text:style-name="Text_20_body"/>
      <text:p text:style-name="Text_20_body">Beige:</text:p>
      <text:p text:style-name="Text_20_body"><text:a xlink:type="simple" xlink:href="https://www.color-hex.com/color/f5f5dc" office:target-frame-name="_blank" xlink:show="new" text:style-name="Internet_20_link" text:visited-style-name="Visited_20_Internet_20_Link">https://www.color-hex.com/color/f5f5dc</text:a></text:p>
      <text:p text:style-name="Text_20_body">- keskipaneelin / tekstilaatikoiden tausta</text:p>
      <text:p text:style-name="Text_20_body"/>
      <text:p text:style-name="P3">Sininen:</text:p>
      <text:p text:style-name="P3"><text:a xlink:type="simple" xlink:href="https://www.color-hex.com/color/5f9ea0" office:target-frame-name="_blank" xlink:show="new" text:style-name="Internet_20_link" text:visited-style-name="Visited_20_Internet_20_Link">https://www.color-hex.com/color/5f9ea0</text:a></text:p>
      <text:p text:style-name="Text_20_body">- pallot</text:p>
      <text:p text:style-name="Text_20_body"/>
      <text:p text:style-name="Text_20_body"><text:soft-page-break/>Liikkuva yläpalkki:</text:p>
      <text:p text:style-name="Text_20_body">tausta ruskea, teksti valkoinen (otsikot)</text:p>
      <text:p text:style-name="Text_20_body"/>
      <text:p text:style-name="Text_20_body">Pääpalkki (nimi):</text:p>
      <text:p text:style-name="Text_20_body">tausta ruskea, nimi valkoinen, alaotsikko keltainen</text:p>
      <text:p text:style-name="Text_20_body">logo? sininen? valkoinen? en tiedä</text:p>
      <text:p text:style-name="Text_20_body"/>
      <text:p text:style-name="Text_20_body">Tekstiosiot:</text:p>
      <text:p text:style-name="Text_20_body">tausta beige, teksti musta</text:p>
      <text:p text:style-name="Text_20_body">lue lisää -painike keltainen, teksti valkoinen (jos toimii)</text:p>
      <text:p text:style-name="Text_20_body"/>
      <text:p text:style-name="Text_20_body">Infopallot:</text:p>
      <text:p text:style-name="Text_20_body">tausta sininen, teksti valkoinen</text:p>
      <text:p text:style-name="Text_20_body"/>
      <text:p text:style-name="Text_20_body">Yhteydenottolomake:</text:p>
      <text:p text:style-name="Text_20_body">tausta beige, teksti musta</text:p>
      <text:p text:style-name="Text_20_body">tekstilaatikoiden reunat ruskeat?</text:p>
      <text:p text:style-name="Text_20_body">Lähetä-painike keltainen, teksti valkoinen</text:p>
      <text:p text:style-name="Text_20_body"/>
      <text:p text:style-name="Text_20_body">Alareunassa:</text:p>
      <text:p text:style-name="Text_20_body">Copyright -teksti, credits</text:p>
      <text:p text:style-name="Text_20_body">LinkedIn ja Proz</text:p>
      <text:p text:style-name="Text_20_body">Terms?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8T23:51:56.181000000</meta:creation-date>
    <dc:date>2022-02-10T01:27:32.927000000</dc:date>
    <meta:editing-duration>PT8H15M6S</meta:editing-duration>
    <meta:editing-cycles>2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0" meta:word-count="185" meta:character-count="1557" meta:non-whitespace-character-count="1412"/>
  </office:meta>
</office:document-meta>
</file>